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3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4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7" style:family="paragraph" style:parent-style-name="Standard" style:list-style-name="L1">
      <style:text-properties fo:color="#996600" fo:font-weight="normal" officeooo:rsid="00200011" officeooo:paragraph-rsid="00200011" style:font-weight-asian="normal" style:font-weight-complex="normal"/>
    </style:style>
    <style:style style:name="P8" style:family="paragraph" style:parent-style-name="Standard" style:list-style-name="L2">
      <style:text-properties fo:color="#0066cc" fo:font-weight="normal" officeooo:rsid="00200011" officeooo:paragraph-rsid="00200011" style:font-weight-asian="normal" style:font-weight-complex="normal"/>
    </style:style>
    <style:style style:name="P9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10" style:family="paragraph" style:parent-style-name="Standard">
      <style:text-properties fo:color="#000000" fo:font-weight="bold" officeooo:rsid="00200011" officeooo:paragraph-rsid="00200011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4b6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14b6d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14b6d" style:font-weight-asian="normal" style:font-weight-complex="normal"/>
    </style:style>
    <style:style style:name="T9" style:family="text">
      <style:text-properties fo:color="#ff3333" style:text-underline-style="none"/>
    </style:style>
    <style:style style:name="T10" style:family="text">
      <style:text-properties officeooo:rsid="00214b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<text:span text:style-name="T2">1</text:span>L<text:span text:style-name="T10">12</text:span> Notes</text:p>
      <text:p text:style-name="P4"/>
      <text:p text:style-name="P5">Objectives:</text:p>
      <text:list xml:id="list2424109578752560859" text:style-name="L1">
        <text:list-item>
          <text:p text:style-name="P7">Distinguish between a suspension and a solution</text:p>
        </text:list-item>
        <text:list-item>
          <text:p text:style-name="P7">Identify the distinguishing characteristic of a colloid.</text:p>
        </text:list-item>
      </text:list>
      <text:p text:style-name="P5"/>
      <text:p text:style-name="P5">Key Concepts:</text:p>
      <text:list xml:id="list1646239546989489072" text:style-name="L2">
        <text:list-item>
          <text:p text:style-name="P8">What is the difference between a suspension and solution?</text:p>
        </text:list-item>
        <text:list-item>
          <text:p text:style-name="P8">What distinguishes a colloid from a suspension and a solution?</text:p>
        </text:list-item>
      </text:list>
      <text:p text:style-name="P5"/>
      <text:p text:style-name="P1">Vocabulary / <text:span text:style-name="T1">Important</text:span>:</text:p>
      <text:p text:style-name="P2"/>
      <text:p text:style-name="P10">Suspension</text:p>
      <text:p text:style-name="P10"/>
      <text:p text:style-name="P10"><text:tab/><text:span text:style-name="T3">A </text:span><text:span text:style-name="T5">suspension</text:span><text:span text:style-name="T7"> is a mixture from which particles settle out upon standing.</text:span></text:p>
      <text:p text:style-name="P10"><text:span text:style-name="T7"/></text:p>
      <text:p text:style-name="P10"><text:span text:style-name="T7"><text:tab/></text:span><text:span text:style-name="T9">A suspension differs from a solution because the particles of suspension are much larger and do not stay suspended indefinitely.</text:span></text:p>
      <text:p text:style-name="P10"/>
      <text:p text:style-name="P10">..</text:p>
      <text:p text:style-name="P10"/>
      <text:p text:style-name="P10">Colloid</text:p>
      <text:p text:style-name="P10"/>
      <text:p text:style-name="P10"><text:tab/><text:span text:style-name="T3">A </text:span><text:span text:style-name="T5">colloid</text:span><text:span text:style-name="T7"> is a heterogeneous mixture containing particles that range in size from 1 nm to <text:tab/><text:tab/>1000 nm.</text:span></text:p>
      <text:p text:style-name="P10"><text:span text:style-name="T7"/></text:p>
      <text:p text:style-name="P10"><text:span text:style-name="T7"><text:tab/></text:span><text:span text:style-name="T9">Colloids have smaller particles than those in suspensions and larger than those in <text:tab/>solutions.</text:span></text:p>
      <text:p text:style-name="P10"/>
      <text:p text:style-name="P10">..</text:p>
      <text:p text:style-name="P10"/>
      <text:p text:style-name="P10">Tyndall effect</text:p>
      <text:p text:style-name="P10"/>
      <text:p text:style-name="P10"><text:tab/><text:span text:style-name="T3">The scattering of visible light by colloidal particles is called the </text:span><text:span text:style-name="T5">Tyndall effect</text:span><text:span text:style-name="T7">.</text:span></text:p>
      <text:p text:style-name="P10"><text:span text:style-name="T7"/></text:p>
      <text:p text:style-name="P10"><text:span text:style-name="T7"><text:tab/></text:span><text:span text:style-name="T8">Colloids and suspensions exhibit the Tyndall effect, but solutions do not.</text:span></text:p>
      <text:p text:style-name="P10"/>
      <text:p text:style-name="P10">..</text:p>
      <text:p text:style-name="P10"/>
      <text:p text:style-name="P10">Brownian motion</text:p>
      <text:p text:style-name="P10"/>
      <text:p text:style-name="P10"><text:tab/><text:span text:style-name="T4">The chaotic movement of colloidal particles is called </text:span><text:span text:style-name="T6">Brownian motion</text:span><text:span text:style-name="T8">.</text:span></text:p>
      <text:p text:style-name="P10"/>
      <text:p text:style-name="P10">..</text:p>
      <text:p text:style-name="P10"/>
      <text:p text:style-name="P10"/>
      <text:p text:style-name="P10"/>
      <text:p text:style-name="P10"/>
      <text:p text:style-name="P10"><text:soft-page-break/>Emulsion</text:p>
      <text:p text:style-name="P10"/>
      <text:p text:style-name="P10"><text:tab/><text:span text:style-name="T4">An </text:span><text:span text:style-name="T6">emulsion</text:span><text:span text:style-name="T8"> is a colloidal dispersion of a liquid in a liquid. An emulsifying agent is essential <text:tab/>for the formation of an emulsion and for maintaining the emulsion's stability.</text:span></text:p>
      <text:p text:style-name="P10"/>
      <text:p text:style-name="P10">..</text:p>
      <text:p text:style-name="P2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11T13:57:43.593377741</dc:date>
    <meta:editing-duration>PT20H16M58S</meta:editing-duration>
    <meta:editing-cycles>9</meta:editing-cycles>
    <meta:generator>LibreOffice/4.4.7.2$Linux_X86_64 LibreOffice_project/40$Build-2</meta:generator>
    <meta:document-statistic meta:table-count="0" meta:image-count="0" meta:object-count="0" meta:page-count="2" meta:paragraph-count="26" meta:word-count="184" meta:character-count="1154" meta:non-whitespace-character-count="988"/>
  </office:meta>
</office:document-meta>
</file>